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bold" officeooo:rsid="000a74d8" officeooo:paragraph-rsid="000a74d8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a74d8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a74d8" officeooo:paragraph-rsid="000a74d8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weight="bold" officeooo:rsid="001b6c4b" officeooo:paragraph-rsid="000a74d8" style:font-name-asian="Arial1" style:font-weight-asian="bold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weight="bold" officeooo:rsid="001b6c4b" officeooo:paragraph-rsid="000a74d8" style:font-name-asian="Arial1" style:font-weight-asian="bold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weight="bold" officeooo:rsid="001b6c4b" officeooo:paragraph-rsid="000a74d8" fo:background-color="transparent" style:font-name-asian="Arial1" style:font-weight-asian="bold" style:font-name-complex="Arial1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c485c" officeooo:paragraph-rsid="000c485c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officeooo:rsid="001b6c4b" style:font-name-asian="Arial1" style:font-weight-asian="bold" style:font-name-complex="Arial1"/>
    </style:style>
    <style:style style:name="T3" style:family="text">
      <style:text-properties style:font-name="Arial" fo:font-weight="bold" officeooo:rsid="001d9fe0" style:font-name-asian="Arial1" style:font-weight-asian="bold" style:font-name-complex="Arial1"/>
    </style:style>
    <style:style style:name="T4" style:family="text">
      <style:text-properties style:font-name="Arial" fo:font-weight="bold" officeooo:rsid="001b6c4b" fo:background-color="transparent" loext:char-shading-value="0" style:font-name-asian="Arial1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DOUGLAS VINICIUS ESTEVES, PRESIDENTE DA ASSOCIAÇÃO</text:p>
      <text:p text:style-name="P4"/>
      <text:p text:style-name="P4"/>
      <text:p text:style-name="P5"/>
      <text:p text:style-name="P4">RENNE SILVA GOMES DE OLIVEIRA ROCHA, DIRETORIA FISCAL</text:p>
      <text:p text:style-name="P4"/>
      <text:p text:style-name="P4"/>
      <text:p text:style-name="P5"/>
      <text:p text:style-name="P4">CARLOS ROBERTO DO NASCIMENTO COSTA, DIRETORIA EXECUTIVA</text:p>
      <text:p text:style-name="P4"/>
      <text:p text:style-name="P4"/>
      <text:p text:style-name="P6"/>
      <text:p text:style-name="P2"><text:span text:style-name="T4">ALEX FRANCISCO SHIMABUKURO</text:span><text:span text:style-name="T3">, </text:span><text:span text:style-name="T2">CHEFIA DO CONSELHO</text:span></text:p>
      <text:p text:style-name="P4"/>
      <text:p text:style-name="P4"/>
      <text:p text:style-name="P5"/>
      <text:p text:style-name="P3"><text:span text:style-name="T2">L</text:span><text:span text:style-name="T1">UCAS EMMANUEL SOUSA FRIAS, ADVOGADO OAB/SP 3876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00a74d8" officeooo:paragraph-rsid="000a74d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6:12:33.106696489</meta:creation-date>
    <dc:date>2019-07-30T08:52:04.708361334</dc:date>
    <meta:editing-duration>PT8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5" meta:character-count="256" meta:non-whitespace-character-count="227"/>
  </office:meta>
</office:document-meta>
</file>